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227b5" officeooo:paragraph-rsid="0011e795" style:font-weight-asian="normal" style:font-weight-complex="normal"/>
    </style:style>
    <style:style style:name="P2" style:family="paragraph" style:parent-style-name="Standard">
      <style:text-properties fo:font-weight="normal" officeooo:rsid="001c71d2" officeooo:paragraph-rsid="0011e795" style:font-weight-asian="normal" style:font-weight-complex="normal"/>
    </style:style>
    <style:style style:name="P3" style:family="paragraph" style:parent-style-name="Standard">
      <style:text-properties officeooo:rsid="0002ec21" officeooo:paragraph-rsid="0011e795"/>
    </style:style>
    <style:style style:name="P4" style:family="paragraph" style:parent-style-name="Standard">
      <style:text-properties officeooo:rsid="001e0aa9" officeooo:paragraph-rsid="0011e795"/>
    </style:style>
    <style:style style:name="P5" style:family="paragraph" style:parent-style-name="Standard">
      <style:text-properties officeooo:rsid="00129fb9" officeooo:paragraph-rsid="0011e795"/>
    </style:style>
    <style:style style:name="P6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29fb9" officeooo:paragraph-rsid="0011e795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738d6" officeooo:paragraph-rsid="0011e795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bold" officeooo:rsid="001fde34" officeooo:paragraph-rsid="0011e795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normal" officeooo:rsid="00160f76" officeooo:paragraph-rsid="0011e795"/>
    </style:style>
    <style:style style:name="P10" style:family="paragraph" style:parent-style-name="Standard">
      <style:text-properties fo:font-variant="normal" fo:text-transform="none" fo:color="#000000" style:font-name="Arial" fo:font-size="11.1499996185303pt" fo:letter-spacing="normal" fo:font-style="normal" fo:font-weight="normal" officeooo:rsid="001e6cce" officeooo:paragraph-rsid="0011e795" style:font-weight-asian="normal" style:font-weight-complex="normal"/>
    </style:style>
    <style:style style:name="P11" style:family="paragraph" style:parent-style-name="Standard">
      <style:text-properties officeooo:rsid="001738d6" officeooo:paragraph-rsid="0011e795"/>
    </style:style>
    <style:style style:name="P12" style:family="paragraph" style:parent-style-name="Standard">
      <style:text-properties officeooo:rsid="001826fe" officeooo:paragraph-rsid="0011e795"/>
    </style:style>
    <style:style style:name="P13" style:family="paragraph" style:parent-style-name="Standard">
      <style:text-properties officeooo:rsid="001fd572" officeooo:paragraph-rsid="0011e795"/>
    </style:style>
    <style:style style:name="P14" style:family="paragraph" style:parent-style-name="Standard">
      <style:text-properties fo:font-weight="bold" officeooo:rsid="001c71d2" officeooo:paragraph-rsid="0011e795" style:font-weight-asian="bold" style:font-weight-complex="bold"/>
    </style:style>
    <style:style style:name="P15" style:family="paragraph" style:parent-style-name="Standard">
      <style:text-properties officeooo:paragraph-rsid="0011e795"/>
    </style:style>
    <style:style style:name="P16" style:family="paragraph" style:parent-style-name="Standard">
      <style:text-properties officeooo:paragraph-rsid="001542ab"/>
    </style:style>
    <style:style style:name="P17" style:family="paragraph" style:parent-style-name="Standard">
      <style:text-properties officeooo:rsid="0016df79" officeooo:paragraph-rsid="0011e795"/>
    </style:style>
    <style:style style:name="P18" style:family="paragraph" style:parent-style-name="Standard">
      <style:text-properties officeooo:rsid="001a28d3" officeooo:paragraph-rsid="001a28d3"/>
    </style:style>
    <style:style style:name="P19" style:family="paragraph" style:parent-style-name="Standard">
      <style:text-properties officeooo:rsid="001826fe" officeooo:paragraph-rsid="0011e795"/>
    </style:style>
    <style:style style:name="P20" style:family="paragraph" style:parent-style-name="Standard">
      <style:text-properties officeooo:rsid="001fd572" officeooo:paragraph-rsid="0011e795"/>
    </style:style>
    <style:style style:name="P21" style:family="paragraph" style:parent-style-name="Standard">
      <style:text-properties officeooo:rsid="001f4a11" officeooo:paragraph-rsid="001f4a11"/>
    </style:style>
    <style:style style:name="P22" style:family="paragraph" style:parent-style-name="Standard">
      <style:text-properties officeooo:rsid="0020fd5d" officeooo:paragraph-rsid="0020fd5d"/>
    </style:style>
    <style:style style:name="T1" style:family="text">
      <style:text-properties fo:font-variant="normal" fo:text-transform="none" fo:color="#000000" style:font-name="Arial" fo:font-size="11.1499996185303pt" fo:letter-spacing="normal" fo:font-style="normal"/>
    </style:style>
    <style:style style:name="T2" style:family="text">
      <style:text-properties fo:font-variant="normal" fo:text-transform="none" fo:color="#000000" style:font-name="Arial" fo:font-size="11.1499996185303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11.1499996185303pt" fo:letter-spacing="normal" fo:font-style="normal" fo:font-weight="bold" officeooo:rsid="001fde34" style:font-weight-asian="bold" style:font-weight-complex="bold"/>
    </style:style>
    <style:style style:name="T4" style:family="text">
      <style:text-properties fo:font-variant="normal" fo:text-transform="none" fo:color="#000000" style:font-name="Arial" fo:font-size="11.1499996185303pt" fo:letter-spacing="normal" fo:font-style="normal" officeooo:rsid="00228f1d"/>
    </style:style>
    <style:style style:name="T5" style:family="text">
      <style:text-properties fo:font-variant="normal" fo:text-transform="none" fo:color="#000000" style:font-name="Arial" fo:font-size="11.1499996185303pt" fo:letter-spacing="normal" fo:font-style="normal" officeooo:rsid="00241e6e"/>
    </style:style>
    <style:style style:name="T6" style:family="text">
      <style:text-properties fo:font-variant="normal" fo:text-transform="none" fo:color="#000000" style:font-name="Arial" fo:font-size="11.1499996185303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1.1499996185303pt" fo:letter-spacing="normal" fo:font-style="normal" fo:font-weight="normal" officeooo:rsid="00129fb9"/>
    </style:style>
    <style:style style:name="T8" style:family="text">
      <style:text-properties fo:font-variant="normal" fo:text-transform="none" fo:color="#000000" style:font-name="Arial" fo:font-size="11.1499996185303pt" fo:letter-spacing="normal" fo:font-style="normal" fo:font-weight="normal" officeooo:rsid="00146376"/>
    </style:style>
    <style:style style:name="T9" style:family="text">
      <style:text-properties fo:font-variant="normal" fo:text-transform="none" fo:color="#000000" style:font-name="Arial" fo:font-size="11.1499996185303pt" fo:letter-spacing="normal" fo:font-style="normal" fo:font-weight="normal" officeooo:rsid="0014a377"/>
    </style:style>
    <style:style style:name="T10" style:family="text">
      <style:text-properties fo:font-variant="normal" fo:text-transform="none" fo:color="#000000" style:font-name="Arial" fo:font-size="11.1499996185303pt" fo:letter-spacing="normal" fo:font-style="normal" officeooo:rsid="001e6cce"/>
    </style:style>
    <style:style style:name="T11" style:family="text">
      <style:text-properties fo:font-variant="normal" fo:text-transform="none" fo:color="#000000" style:font-name="Arial" fo:font-size="11.1499996185303pt" fo:letter-spacing="normal" fo:font-style="normal" officeooo:rsid="001ea8e9"/>
    </style:style>
    <style:style style:name="T12" style:family="text">
      <style:text-properties fo:font-variant="normal" fo:text-transform="none" fo:color="#000000" style:font-name="Arial" fo:font-size="11.1499996185303pt" fo:letter-spacing="normal" fo:font-style="normal" officeooo:rsid="002780cd"/>
    </style:style>
    <style:style style:name="T13" style:family="text">
      <style:text-properties fo:font-variant="normal" fo:text-transform="none" fo:color="#000000" style:font-name="Arial" fo:font-size="11.1499996185303pt" fo:letter-spacing="normal" fo:font-style="normal" officeooo:rsid="001fde34"/>
    </style:style>
    <style:style style:name="T14" style:family="text">
      <style:text-properties fo:font-variant="normal" fo:text-transform="none" fo:color="#000000" style:font-name="Arial" fo:font-size="11.1499996185303pt" fo:letter-spacing="normal" fo:font-style="normal" officeooo:rsid="00250a97"/>
    </style:style>
    <style:style style:name="T15" style:family="text">
      <style:text-properties fo:font-variant="normal" fo:text-transform="none" fo:color="#000000" style:font-name="Arial" fo:font-size="11.1499996185303pt" fo:letter-spacing="normal" fo:font-style="normal" officeooo:rsid="00241fdb"/>
    </style:style>
    <style:style style:name="T16" style:family="text">
      <style:text-properties fo:font-variant="normal" fo:text-transform="none" fo:color="#000000" style:font-name="Arial" fo:font-size="11.1499996185303pt" fo:letter-spacing="normal" fo:font-style="normal" officeooo:rsid="002437bf"/>
    </style:style>
    <style:style style:name="T17" style:family="text">
      <style:text-properties fo:font-variant="normal" fo:text-transform="none" fo:color="#000000" style:font-name="Arial" fo:font-size="11.1499996185303pt" fo:letter-spacing="normal" fo:font-style="normal" officeooo:rsid="0023f8a6"/>
    </style:style>
    <style:style style:name="T18" style:family="text">
      <style:text-properties fo:font-size="16pt" fo:font-weight="bold" officeooo:rsid="0024dde9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439f" style:font-weight-asian="bold" style:font-weight-complex="bold"/>
    </style:style>
    <style:style style:name="T22" style:family="text">
      <style:text-properties officeooo:rsid="0002ec21"/>
    </style:style>
    <style:style style:name="T23" style:family="text">
      <style:text-properties officeooo:rsid="0012439f"/>
    </style:style>
    <style:style style:name="T24" style:family="text">
      <style:text-properties officeooo:rsid="001fd572"/>
    </style:style>
    <style:style style:name="T25" style:family="text">
      <style:text-properties officeooo:rsid="0021651d"/>
    </style:style>
    <style:style style:name="T26" style:family="text">
      <style:text-properties officeooo:rsid="001e6cce"/>
    </style:style>
    <style:style style:name="T27" style:family="text">
      <style:text-properties officeooo:rsid="00196681"/>
    </style:style>
    <style:style style:name="T28" style:family="text">
      <style:text-properties officeooo:rsid="001a28d3"/>
    </style:style>
    <style:style style:name="T29" style:family="text">
      <style:text-properties officeooo:rsid="001b9aa7"/>
    </style:style>
    <style:style style:name="T30" style:family="text">
      <style:text-properties officeooo:rsid="001ccd25"/>
    </style:style>
    <style:style style:name="T31" style:family="text">
      <style:text-properties officeooo:rsid="001e5a21"/>
    </style:style>
    <style:style style:name="T32" style:family="text">
      <style:text-properties officeooo:rsid="0021be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8">SPRINT REPORT – CMPS183- WEB APPLICATIONS</text:span><text:span text:style-name="T19"><text:tab/></text:span><text:tab/><text:tab/><text:tab/><text:tab/></text:p>
      <text:p text:style-name="P3"/>
      <text:p text:style-name="P3"/>
      <text:p text:style-name="P4"><text:span text:style-name="T20">HEADING:</text:span> <text:span text:style-name="T22">Sprint Three Plan, Ezrecipe, team Ezrecipe, 2/21/16 completion date: 3/11/16</text:span></text:p>
      <text:p text:style-name="P4"/>
      <text:p text:style-name="P15"><text:span text:style-name="T21">GOAL</text:span><text:span text:style-name="T23">: <text:s/></text:span><text:span text:style-name="T6">As a user i want an appealing site thats easy to use, and that will give me the best recipes for the ingredients </text:span><text:span text:style-name="T8">I have.</text:span></text:p>
      <text:p text:style-name="P5"/>
      <text:p text:style-name="P6">Task Listing: </text:p>
      <text:p text:style-name="P5"/>
      <text:p text:style-name="P16"><text:span text:style-name="T7">User Story </text:span><text:span text:style-name="T9">3</text:span><text:span text:style-name="T7">: <text:s/>As a user i want an appealing site thats easy to use, and that will give me the best recipes for the ingredients </text:span><text:span text:style-name="T8">I have. </text:span><text:span text:style-name="T6">As a developer I want to be able to filter the results to best recipes and make a visually pleasing GUI.</text:span></text:p>
      <text:p text:style-name="P17"/>
      <text:p text:style-name="P9">Task 1: <text:span text:style-name="T28">Take what we have learned from the Homework assignments and try to apply to our own site.</text:span></text:p>
      <text:p text:style-name="P9"><text:s text:c="12"/>Estimate <text:span text:style-name="T28">three hours.</text:span></text:p>
      <text:p text:style-name="P11"/>
      <text:p text:style-name="P11">Task 2: <text:span text:style-name="T24">Meet up and create the final layer of our site using CSS, and bootstrap. To try and make as <text:tab/>pleasing and easy to interact with as possible. </text:span></text:p>
      <text:p text:style-name="P18"><text:tab/><text:span text:style-name="T29">Estimate</text:span> three hours.</text:p>
      <text:p text:style-name="P12"/>
      <text:p text:style-name="P12">Task 3: <text:s/><text:span text:style-name="T30">Implement Ajax for the api calls, and use J query for the button presses so that when search is <text:tab/> <text:tab/> <text:s/>pressed whole page doesn't refresh the results just appear. </text:span></text:p>
      <text:p text:style-name="P12"><text:tab/> <text:span text:style-name="T31">Estimate two-three hours.</text:span></text:p>
      <text:p text:style-name="P13"/>
      <text:p text:style-name="P13">Task 4: <text:span text:style-name="T31">Learn how to take in search input from user in HTML and use for query in searching when <text:s/><text:tab/> <text:tab/> making call to API.</text:span></text:p>
      <text:p text:style-name="P13"><text:tab/> <text:span text:style-name="T31">Estimate two hours.</text:span> </text:p>
      <text:p text:style-name="P21"/>
      <text:p text:style-name="P21">Task 5: Displaying results on the HTML page correctly with links to the recipe and images shown.</text:p>
      <text:p text:style-name="P21"><text:s text:c="13"/>Estimate one hour.</text:p>
      <text:p text:style-name="P21"/>
      <text:p text:style-name="P21">Task 6: Creating the User Profile that can store users own recipes.</text:p>
      <text:p text:style-name="P21"><text:tab/> Estimate one hour.</text:p>
      <text:p text:style-name="P22"/>
      <text:p text:style-name="P22">Task 7: <text:span text:style-name="T32">Parsing and finding out how to use API in order to refine results.</text:span></text:p>
      <text:p text:style-name="P22"><text:tab/> <text:span text:style-name="T32">Estimate one hour.</text:span></text:p>
      <text:p text:style-name="P21"/>
      <text:p text:style-name="P11">Total for user story <text:span text:style-name="T27">3</text:span>: <text:span text:style-name="T25">twenty-two hours.</text:span> </text:p>
      <text:p text:style-name="P11"/>
      <text:p text:style-name="P7">Team Roles:</text:p>
      <text:p text:style-name="P2"/>
      <text:p text:style-name="P2">Team Member Gilbert Aragon: <text:span text:style-name="T26">Developer, Researcher </text:span></text:p>
      <text:p text:style-name="P14"/>
      <text:p text:style-name="P2"><text:span text:style-name="T1">Team Member John Vincent Reyes: </text:span><text:span text:style-name="T10">Developer , Product Owner,</text:span><text:span text:style-name="T11"> </text:span><text:span text:style-name="T10">Researcher</text:span></text:p>
      <text:p text:style-name="P2"/>
      <text:p text:style-name="P2"><text:span text:style-name="T1">Team Member Jonix Gabato-Telmo : </text:span><text:span text:style-name="T10">Developer, Researcher </text:span></text:p>
      <text:p text:style-name="P2"/>
      <text:p text:style-name="P2"><text:span text:style-name="T1">Team Member Carlos Penate: </text:span><text:span text:style-name="T10">Developer, Scrum Master, Researcher </text:span></text:p>
      <text:p text:style-name="P2"><text:soft-page-break/></text:p>
      <text:p text:style-name="P2"><text:span text:style-name="T1">Team Member Angelo Flores: </text:span><text:span text:style-name="T10">Developer, Researcher </text:span></text:p>
      <text:p text:style-name="P2"/>
      <text:p text:style-name="P2"><text:span text:style-name="T1">Team Member Dianna Kwan: </text:span><text:span text:style-name="T10">Developer, Researcher </text:span></text:p>
      <text:p text:style-name="P2"/>
      <text:p text:style-name="P8">Initial task assignment:</text:p>
      <text:p text:style-name="P2"/>
      <text:p text:style-name="P2"/>
      <text:p text:style-name="P2"><text:span text:style-name="T1">Team Member </text:span><text:span text:style-name="T12">Gilbert Aragon</text:span><text:span text:style-name="T1">: </text:span><text:span text:style-name="T13">User Story </text:span><text:span text:style-name="T14">two</text:span><text:span text:style-name="T13">, Tasks 1, 2, </text:span><text:span text:style-name="T17">5,</text:span><text:span text:style-name="T13"> and </text:span><text:span text:style-name="T17">6</text:span><text:span text:style-name="T13">.</text:span><text:span text:style-name="T1"> </text:span></text:p>
      <text:p text:style-name="P14"/>
      <text:p text:style-name="P2"><text:span text:style-name="T1">Team Member John Vincent Reyes: </text:span><text:span text:style-name="T14">User Story two</text:span><text:span text:style-name="T13">, Tasks 1, 2, </text:span><text:span text:style-name="T17">4, 5</text:span><text:span text:style-name="T13"> </text:span><text:span text:style-name="T15">and </text:span><text:span text:style-name="T17">7</text:span><text:span text:style-name="T13">.</text:span><text:span text:style-name="T1"> </text:span></text:p>
      <text:p text:style-name="P2"/>
      <text:p text:style-name="P2"><text:span text:style-name="T1">Team Member Jonix Gabato-Telmo: </text:span><text:span text:style-name="T13">User Story </text:span><text:span text:style-name="T14">two</text:span><text:span text:style-name="T13">, Tasks 1,2, </text:span><text:span text:style-name="T17">5</text:span><text:span text:style-name="T13"> and </text:span><text:span text:style-name="T17">6</text:span><text:span text:style-name="T13">.</text:span><text:span text:style-name="T1"> </text:span></text:p>
      <text:p text:style-name="P10"/>
      <text:p text:style-name="P2"><text:span text:style-name="T1">Team Member Carlos Penate: </text:span><text:span text:style-name="T13">User Story </text:span><text:span text:style-name="T14">two,</text:span><text:span text:style-name="T13"> Tasks 1,</text:span><text:span text:style-name="T17"> 3, 4, 5</text:span><text:span text:style-name="T13"> </text:span><text:span text:style-name="T16">and </text:span><text:span text:style-name="T17">7</text:span><text:span text:style-name="T13">.</text:span><text:span text:style-name="T10"> </text:span></text:p>
      <text:p text:style-name="P2"/>
      <text:p text:style-name="P2"><text:span text:style-name="T1">Team Member Angelo Flores: </text:span><text:span text:style-name="T13">User Story </text:span><text:span text:style-name="T14">two</text:span><text:span text:style-name="T13">, Tasks 1, 2, </text:span><text:span text:style-name="T17">5</text:span><text:span text:style-name="T13"> and </text:span><text:span text:style-name="T17">6</text:span><text:span text:style-name="T13">.</text:span></text:p>
      <text:p text:style-name="P10"/>
      <text:p text:style-name="P2"><text:span text:style-name="T1">Team Member Dianna Kwan: </text:span><text:span text:style-name="T13">User Story </text:span><text:span text:style-name="T14">two</text:span><text:span text:style-name="T13">, Tasks 1, 2, </text:span><text:span text:style-name="T17">4, 5</text:span><text:span text:style-name="T13"> and </text:span><text:span text:style-name="T17">7</text:span><text:span text:style-name="T13">.</text:span></text:p>
      <text:p text:style-name="P2"/>
      <text:p text:style-name="P1"><text:span text:style-name="T3">S</text:span><text:span text:style-name="T2">crum Time:</text:span><text:span text:style-name="T1"> </text:span><text:span text:style-name="T4">Every </text:span><text:span text:style-name="T1">Thursday 12:30 </text:span><text:span text:style-name="T5">p.m.</text:span><text:span text:style-name="T1"> at Science and Engineering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7:40:27.062399347</meta:creation-date>
    <dc:date>2016-03-15T17:57:55.817705191</dc:date>
    <meta:editing-duration>PT15M17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407" meta:character-count="2343" meta:non-whitespace-character-count="1903"/>
  </office:meta>
</office:document-meta>
</file>